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2f5" officeooo:paragraph-rsid="000b12f5"/>
    </style:style>
    <style:style style:name="P2" style:family="paragraph" style:parent-style-name="Standard">
      <style:text-properties style:font-name="FreeMono" officeooo:rsid="000b12f5" officeooo:paragraph-rsid="000b12f5"/>
    </style:style>
    <style:style style:name="P3" style:family="paragraph" style:parent-style-name="Standard">
      <style:text-properties style:font-name="FreeMono" fo:font-size="12pt" officeooo:rsid="000b12f5" officeooo:paragraph-rsid="000b12f5" style:font-size-asian="12pt" style:font-size-complex="12pt"/>
    </style:style>
    <style:style style:name="P4" style:family="paragraph" style:parent-style-name="Standard">
      <style:text-properties fo:font-size="12pt" officeooo:rsid="000b12f5" officeooo:paragraph-rsid="000b12f5" style:font-size-asian="12pt" style:font-size-complex="12pt"/>
    </style:style>
    <style:style style:name="T1" style:family="text">
      <style:text-properties style:font-name="FreeMono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s previos</text:p>
      <text:p text:style-name="P1"/>
      <text:p text:style-name="P1"><text:tab/>Comprobar que todo está actualizado:</text:p>
      <text:p text:style-name="P1"><text:tab/><text:tab/><text:span text:style-name="T1">apt update</text:span></text:p>
      <text:p text:style-name="P2"><text:tab/><text:tab/>apt upgrade</text:p>
      <text:p text:style-name="P1"/>
      <text:p text:style-name="P1"><text:tab/>Comprobar version de git:</text:p>
      <text:p text:style-name="P1"><text:tab/><text:tab/><text:span text:style-name="T1">git –version</text:span></text:p>
      <text:p text:style-name="P1"/>
      <text:p text:style-name="P1">Comandos</text:p>
      <text:p text:style-name="P1"/>
      <text:p text:style-name="P1"><text:span text:style-name="T1">git init</text:span> :Inicia en la carpeta el repositorio git</text:p>
      <text:p text:style-name="P4"/>
      <text:p text:style-name="P3">git config --global user.name “nomeUsuario” <text:span text:style-name="T2">:Configura el nombre de usuario</text:span></text:p>
      <text:p text:style-name="P3"/>
      <text:p text:style-name="P3">git config --global user.email “emailUsuario” <text:span text:style-name="T2">:Configura el email</text:span></text:p>
      <text:p text:style-name="P3"><text:span text:style-name="T2"/></text:p>
      <text:p text:style-name="P3">git config -–list<text:span text:style-name="T2"> :Mira la lista de configuracion</text:span></text:p>
      <text:p text:style-name="P3"><text:span text:style-name="T2"/></text:p>
      <text:p text:style-name="P3">git status<text:span text:style-name="T2"> :Para ver el estado por si hay algo que no esté sincronizado</text:span></text:p>
      <text:p text:style-name="P3"><text:span text:style-name="T2"/></text:p>
      <text:p text:style-name="P3">git add .<text:span text:style-name="T2"> :Añade todo el repositorio a la Stading Area con los cambios</text:span></text:p>
      <text:p text:style-name="P3"><text:span text:style-name="T2"/></text:p>
      <text:p text:style-name="P3">git commit -m<text:span text:style-name="T2"> “comentario” :Añade un commit</text:span></text:p>
      <text:p text:style-name="P3"><text:span text:style-name="T2"/></text:p>
      <text:p text:style-name="P3">git brach<text:span text:style-name="T2"> :Ver rama principal</text:span></text:p>
      <text:p text:style-name="P3"><text:span text:style-name="T2"/></text:p>
      <text:p text:style-name="P3">git branch -M “nombre”<text:span text:style-name="T2"> :Le asigna un nuevo nombre a la rama. Siempre ponerle </text:span><text:span text:style-name="T3">main</text:span></text:p>
      <text:p text:style-name="P3"><text:span text:style-name="T2"/></text:p>
      <text:p text:style-name="P3">git remote add “identificador” “URL_repositorio_de_GitHub”<text:span text:style-name="T2"> :Añade un identificador a la URL de nuestro repositorio</text:span></text:p>
      <text:p text:style-name="P3"><text:span text:style-name="T2"/></text:p>
      <text:p text:style-name="P3">git remote <text:span text:style-name="T2">:Consulta etiqueta de referencia</text:span></text:p>
      <text:p text:style-name="P3"><text:span text:style-name="T2"/></text:p>
      <text:p text:style-name="P3">git remote -v<text:span text:style-name="T2"> :Consulta etiqueta de referencia detallado</text:span></text:p>
      <text:p text:style-name="P3"><text:span text:style-name="T2"/></text:p>
      <text:p text:style-name="P3">git remote rename “ID_Nuevo” “ID_Viejo”<text:span text:style-name="T2"> :Renombra el id</text:span></text:p>
      <text:p text:style-name="P3"><text:span text:style-name="T2"/></text:p>
      <text:p text:style-name="P3">git push -u “identificador | URL” “rama”<text:span text:style-name="T2"> :Añade los archivos al directorio remot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0:47:07.365891602</meta:creation-date>
    <dc:date>2022-05-02T10:59:10.649171882</dc:date>
    <meta:editing-duration>PT1M2S</meta:editing-duration>
    <meta:editing-cycles>1</meta:editing-cycles>
    <meta:document-statistic meta:table-count="0" meta:image-count="0" meta:object-count="0" meta:page-count="1" meta:paragraph-count="21" meta:word-count="160" meta:character-count="1004" meta:non-whitespace-character-count="860"/>
    <meta:generator>LibreOffice/6.4.7.2$Linux_X86_64 LibreOffice_project/40$Build-2</meta:generator>
  </office:meta>
</office:document-meta>
</file>